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41916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 elapsed was 63ns or 0.000000063s</text:p>
          </table:table-cell>
          <table:table-cell office:value-type="float" office:value="63" table:style-name="ce1">
            <text:p>63</text:p>
          </table:table-cell>
          <table:table-cell office:value-type="float" office:value="6.2999999999999995E-8" table:style-name="ce1">
            <text:p>0.0000000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65ns or 0.000000365s</text:p>
          </table:table-cell>
          <table:table-cell office:value-type="float" office:value="365" table:style-name="ce1">
            <text:p>365</text:p>
          </table:table-cell>
          <table:table-cell office:value-type="float" office:value="3.65E-7" table:style-name="ce1">
            <text:p>0.0000003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7ns or 0.000000067s</text:p>
          </table:table-cell>
          <table:table-cell office:value-type="float" office:value="67" table:style-name="ce1">
            <text:p>67</text:p>
          </table:table-cell>
          <table:table-cell office:value-type="float" office:value="6.7000000000000004E-8" table:style-name="ce1">
            <text:p>0.0000000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4ns or 0.000000054s</text:p>
          </table:table-cell>
          <table:table-cell office:value-type="float" office:value="54" table:style-name="ce1">
            <text:p>54</text:p>
          </table:table-cell>
          <table:table-cell office:value-type="float" office:value="5.4E-8" table:style-name="ce1">
            <text:p>0.0000000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93ns or 0.000000293s</text:p>
          </table:table-cell>
          <table:table-cell office:value-type="float" office:value="293" table:style-name="ce1">
            <text:p>293</text:p>
          </table:table-cell>
          <table:table-cell office:value-type="float" office:value="2.9299999999999999E-7" table:style-name="ce1">
            <text:p>0.0000002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82ns or 0.000000382s</text:p>
          </table:table-cell>
          <table:table-cell office:value-type="float" office:value="382" table:style-name="ce1">
            <text:p>382</text:p>
          </table:table-cell>
          <table:table-cell office:value-type="float" office:value="3.8200000000000001E-7" table:style-name="ce1">
            <text:p>0.0000003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79ns or 0.000000379s</text:p>
          </table:table-cell>
          <table:table-cell office:value-type="float" office:value="379" table:style-name="ce1">
            <text:p>379</text:p>
          </table:table-cell>
          <table:table-cell office:value-type="float" office:value="3.7899999999999999E-7" table:style-name="ce1">
            <text:p>0.0000003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10ns or 0.000000110s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E-7" table:style-name="ce1">
            <text:p>0.000000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40ns or 0.000000140s</text:p>
          </table:table-cell>
          <table:table-cell office:value-type="float" office:value="140" table:style-name="ce1">
            <text:p>140</text:p>
          </table:table-cell>
          <table:table-cell office:value-type="float" office:value="1.4000000000000001E-7" table:style-name="ce1">
            <text:p>0.000000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19ns or 0.000000319s</text:p>
          </table:table-cell>
          <table:table-cell office:value-type="float" office:value="319" table:style-name="ce1">
            <text:p>319</text:p>
          </table:table-cell>
          <table:table-cell office:value-type="float" office:value="3.1899999999999998E-7" table:style-name="ce1">
            <text:p>0.0000003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:<text:s/></text:p>
          </table:table-cell>
          <table:table-cell office:value-type="float" office:value="217.2" table:formula="of:=AVERAGE([.B1:.B10])" table:style-name="ce1">
            <text:p>217.2</text:p>
          </table:table-cell>
          <table:table-cell office:value-type="float" office:value="2.1720000000000001E-7" table:formula="of:=AVERAGE([.C1:.C10])" table:style-name="ce1">
            <text:p>2.172E-07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rashant</dc:creator>
    <meta:creation-date>2019-11-30T13:57:50Z</meta:creation-date>
    <dc:date>2020-01-05T15:56:17Z</dc:date>
    <meta:editing-cycles>1</meta:editing-cycles>
    <meta:editing-duration>PT105S</meta:editing-duration>
  </office:meta>
</office:document-meta>
</file>